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heckedElementTag.isOptionSelected(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eckedElementTag.isValidDynamicAttribute( String local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eckedElementTag.renderFromValue( @ Nullable Object value ,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eckedElementTag.renderFromBoolean( Boolean boundValue ,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heckedElementTag.renderFromValue( @ Nullable Object item , @ Nullable Object value , TagWriter tag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heckedElementTag.autogenerat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